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488" officeooo:paragraph-rsid="000a34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ease follow this link to google colab notebook</text:p>
      <text:p text:style-name="Standard">https://colab.research.google.com/drive/1Qn4fAVVlUr6-hI1raypXe27imHaFX19g?usp=shar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00:51:41.854056613</meta:creation-date>
    <dc:date>2021-05-24T00:52:26.334893742</dc:date>
    <meta:editing-duration>PT45S</meta:editing-duration>
    <meta:editing-cycles>1</meta:editing-cycles>
    <meta:document-statistic meta:table-count="0" meta:image-count="0" meta:object-count="0" meta:page-count="1" meta:paragraph-count="2" meta:word-count="9" meta:character-count="133" meta:non-whitespace-character-count="126"/>
    <meta:generator>LibreOffice/6.4.7.2$Linux_X86_64 LibreOffice_project/40$Build-2</meta:generator>
  </office:meta>
</office:document-meta>
</file>